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préliminaire du projet « Alpha »</text:p>
      <text:p text:style-name="P1"/>
      <text:p text:style-name="P3"/>
      <text:p text:style-name="P2">1. Le projet</text:p>
      <text:p text:style-name="P3"/>
      <text:p text:style-name="P3">/****************** LOL BLABLA INFOS type de jeu sérieux, version, résumé ...</text:p>
      <text:p text:style-name="P3"/>
      <text:p text:style-name="P3"><text:tab/><text:span text:style-name="T1">1.1 Le groupe</text:span></text:p>
      <text:p text:style-name="P3"/>
      <text:p text:style-name="P3">- HOUG Mickaël ( chef de projet )</text:p>
      <text:p text:style-name="P3">- BARTHEZ Vincent</text:p>
      <text:p text:style-name="P3">- LUCAS Ludovic</text:p>
      <text:p text:style-name="P3">- TRAN Quang Dung</text:p>
      <text:p text:style-name="P3"/>
      <text:p text:style-name="P3"><text:tab/><text:span text:style-name="T1">1.2 Les Unités d'enseignements</text:span></text:p>
      <text:p text:style-name="P3"/>
      <text:p text:style-name="P3">- GMIN324, Serious game</text:p>
      <text:p text:style-name="P3">- GMIN315, Son et musique</text:p>
      <text:p text:style-name="P3">- GMIN334, Sociétés virtuelles</text:p>
      <text:p text:style-name="P3"/>
      <text:p text:style-name="P3"><text:tab/><text:span text:style-name="T1">1.3 Outils de développement</text:span></text:p>
      <text:p text:style-name="P3"/>
      <text:p text:style-name="P3">- Unity</text:p>
      <text:p text:style-name="P3"/>
      <text:p text:style-name="P2">2. Le contenu sérieux</text:p>
      <text:p text:style-name="P3"/>
      <text:p text:style-name="P2"><text:span text:style-name="T2"><text:tab/></text:span>2.1 Public cible</text:p>
      <text:p text:style-name="P3"/>
      <text:p text:style-name="P3">Notre jeu cible principalement un public intéressé par le mode de vie et l'aspect social des meutes de loups et bien entendu un public sensibles aux jeux vidéos.</text:p>
      <text:p text:style-name="P3">Le jeu n'étant pas encore complètement réalisé, il est difficile d'avoir une idée claire de la difficulté de celui-ci. Ceci dit, un public âgé de plus de 12 ans devrait pouvoir utiliser notre jeu.</text:p>
      <text:p text:style-name="P3"/>
      <text:p text:style-name="P2"><text:span text:style-name="T2"><text:tab/></text:span>2.2 Objectif sérieux</text:p>
      <text:p text:style-name="P2"/>
      <text:p text:style-name="P3">L'objectif sérieux du projet est d'informer le joueur sur le mode de vie des loups et de leurs meutes. </text:p>
      <text:p text:style-name="P3"/>
      <text:p text:style-name="P3">Nous sommes en train d'effectuer beaucoup de recherches afin de plus en apprendre sur le fonctionnement des loups et de créer un jeu réaliste et pédagogique.</text:p>
      <text:p text:style-name="P3"/>
      <text:p text:style-name="P2">3. Le Gameplay</text:p>
      <text:p text:style-name="P3"/>
      <text:p text:style-name="P3">Le joueur sera mis dans la peau d'un loup alpha ( chef de meute ) et devra prendre les bonnes décisions tout au long du jeu afin de faire survivre sa troupe le plus longtemps possible. Par exemple, lorsque la meute commencera à être affamé il faudra absolument donner l'ordre de partir à la chasse afin d'éviter une famine générale. Un autre exemple, il vous faudra éviter que certains loups veuillent vous détrôner en impressionnant les rebelles de la meute afin de démontrer votre autorité.</text:p>
      <text:p text:style-name="P3">Certains événements aléatoires seront aussi rajoutés au jeu afin forcer le joueur a prendre la bonne décision au bon moment. L'apparition d'une bête sauvage, un incendie ou encore l'apparition d'une autre troupe de loup sont des exemples d’événements.</text:p>
      <text:p text:style-name="P3"/>
      <text:p text:style-name="P3"><text:soft-page-break/>La surprise des événements aléatoires, la liberté d'action et le fait de devoir apprendre et découvrir tout l'univers du jeu pour mieux survivre sont des éléments ludiques qui peuvent intéresser bon nombre de joueurs.</text:p>
      <text:p text:style-name="P3"/>
      <text:p text:style-name="P3"/>
      <text:p text:style-name="P3">/**** SU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lucas </meta:initial-creator>
    <meta:creation-date>2014-10-08T16:48:30.460066323</meta:creation-date>
    <dc:date>2014-10-21T12:23:57.84</dc:date>
    <meta:editing-duration>PT2H15M26S</meta:editing-duration>
    <meta:editing-cycles>7</meta:editing-cycles>
    <meta:generator>OpenOffice/4.1.1$Win32 OpenOffice.org_project/411m6$Build-9775</meta:generator>
    <meta:document-statistic meta:table-count="0" meta:image-count="0" meta:object-count="0" meta:page-count="2" meta:paragraph-count="26" meta:word-count="347" meta:character-count="2044"/>
  </office:meta>
</office:document-meta>
</file>